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6431in" table:align="left"/>
    </style:style>
    <style:style style:name="Table1.A" style:family="table-column">
      <style:table-column-properties style:column-width="2.6965in"/>
    </style:style>
    <style:style style:name="Table1.B" style:family="table-column">
      <style:table-column-properties style:column-width="2.946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use-window-font-color="true" style:font-name="Courier New" fo:font-size="13pt" style:font-name-asian="Courier New" style:font-size-asian="13pt" style:font-name-complex="Courier New" style:font-size-complex="13pt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Development</text:p>
      <text:p text:style-name="P2"/>
      <text:list xml:id="list431550457" text:style-name="L1">
        <text:list-item>
          <text:p text:style-name="P5">Extend fields</text:p>
        </text:list-item>
        <text:list-item>
          <text:p text:style-name="P4"/>
        </text:list-item>
      </text:list>
      <text:p text:style-name="P1"/>
      <text:p text:style-name="P1"/>
      <text:p text:style-name="P1"/>
      <text:p text:style-name="P1"/>
      <text:p text:style-name="P1">1 Templates structure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emplate</text:p>
          </table:table-cell>
          <table:table-cell table:style-name="Table1.B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view/</text:p>
          </table:table-cell>
          <table:table-cell table:style-name="Table1.B2" office:value-type="string">
            <text:p text:style-name="Table_20_Contents">Template files related to comment view in standard mode</text:p>
          </table:table-cell>
        </table:table-row>
        <table:table-row>
          <table:table-cell table:style-name="Table1.A2" office:value-type="string">
            <text:p text:style-name="Table_20_Contents">view/comment_item.tp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iew/page.tp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iew/view_embedded.tp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iew/vie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jax/</text:p>
          </table:table-cell>
          <table:table-cell table:style-name="Table1.B2" office:value-type="string">
            <text:p text:style-name="Table_20_Contents">Template files related to comment view in ajax mode</text:p>
          </table:table-cell>
        </table:table-row>
        <table:table-row>
          <table:table-cell table:style-name="Table1.A2" office:value-type="string">
            <text:p text:style-name="Table_20_Contents">ajax/view.tp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p text:style-name="P3">Style stru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9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iongjie Chen</meta:initial-creator>
    <meta:creation-date>2010-01-22T13:22:11</meta:creation-date>
    <dc:date>2010-01-23T18:50:26</dc:date>
    <dc:creator>Xiongjie Chen</dc:creator>
    <meta:editing-duration>PT01H57M17S</meta:editing-duration>
    <meta:editing-cycles>51</meta:editing-cycles>
    <meta:generator>OpenOffice.org/3.1$Unix OpenOffice.org_project/310m19$Build-9420</meta:generator>
    <meta:document-statistic meta:table-count="1" meta:image-count="0" meta:object-count="0" meta:page-count="1" meta:paragraph-count="15" meta:word-count="37" meta:character-count="278"/>
  </office:meta>
</office:document-meta>
</file>